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F9000007D0C2C9C8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688f" officeooo:paragraph-rsid="0002688f"/>
    </style:style>
    <style:style style:name="P2" style:family="paragraph" style:parent-style-name="Standard">
      <style:paragraph-properties fo:text-align="center" style:justify-single-word="false"/>
      <style:text-properties style:font-name="Arial" fo:font-size="88pt" officeooo:rsid="0002688f" officeooo:paragraph-rsid="0002688f" style:font-size-asian="88pt" style:font-size-complex="88pt"/>
    </style:style>
    <style:style style:name="P3" style:family="paragraph" style:parent-style-name="Standard">
      <style:paragraph-properties fo:text-align="end" style:justify-single-word="false"/>
      <style:text-properties style:font-name="Arial" fo:font-size="44pt" officeooo:rsid="0002688f" officeooo:paragraph-rsid="0002688f" style:font-size-asian="44pt" style:font-size-complex="44pt"/>
    </style:style>
    <style:style style:name="T1" style:family="text">
      <style:text-properties officeooo:rsid="00049e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renda <text:span text:style-name="T1">Bitnami</text:span></text:p>
      <text:p text:style-name="P1"/>
      <text:p text:style-name="P1"/>
      <text:p text:style-name="P1"/>
      <text:p text:style-name="P1"/>
      <text:p text:style-name="P1"><draw:frame draw:style-name="fr1" draw:name="Imagen1" text:anchor-type="paragraph" svg:x="4.177cm" svg:y="0.245cm" svg:width="8.999cm" svg:height="10.1cm" draw:z-index="0"><draw:image xlink:href="Pictures/10000201000006F9000007D0C2C9C8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uma Nige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00:35:30.503000000</meta:creation-date>
    <dc:date>2015-02-04T00:45:46.740000000</dc:date>
    <meta:editing-duration>PT10M16S</meta:editing-duration>
    <meta:editing-cycles>2</meta:editing-cycles>
    <meta:generator>LibreOffice/4.4.0.3$Windows_x86 LibreOffice_project/de093506bcdc5fafd9023ee680b8c60e3e0645d7</meta:generator>
    <meta:document-statistic meta:table-count="0" meta:image-count="1" meta:object-count="0" meta:page-count="1" meta:paragraph-count="2" meta:word-count="4" meta:character-count="27" meta:non-whitespace-character-count="25"/>
  </office:meta>
</office:document-meta>
</file>